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5903" officeooo:paragraph-rsid="000b5903"/>
    </style:style>
    <style:style style:name="P2" style:family="paragraph" style:parent-style-name="Standard">
      <style:text-properties officeooo:rsid="000c6443" officeooo:paragraph-rsid="000c6443"/>
    </style:style>
    <style:style style:name="P3" style:family="paragraph" style:parent-style-name="Standard">
      <style:text-properties officeooo:rsid="000d0a67" officeooo:paragraph-rsid="000d0a67"/>
    </style:style>
    <style:style style:name="P4" style:family="paragraph" style:parent-style-name="Standard">
      <style:text-properties officeooo:rsid="000d645a" officeooo:paragraph-rsid="000d645a"/>
    </style:style>
    <style:style style:name="T1" style:family="text">
      <style:text-properties officeooo:rsid="000c6443"/>
    </style:style>
    <style:style style:name="T2" style:family="text">
      <style:text-properties officeooo:rsid="000f0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ptiembre 9</text:p>
      <text:p text:style-name="P1">Experimento 1 <text:s/>D1R1 <text:span text:style-name="T1">Larvas-alimento</text:span></text:p>
      <text:p text:style-name="P1">15:21</text:p>
      <text:p text:style-name="P1">16:40 <text:s/></text:p>
      <text:p text:style-name="P1"/>
      <text:p text:style-name="P2">Experiemento 2 D4R1 </text:p>
      <text:p text:style-name="P2">15:44</text:p>
      <text:p text:style-name="P2">16:06</text:p>
      <text:p text:style-name="P2"/>
      <text:p text:style-name="P2">Experimento 3 D1R1</text:p>
      <text:p text:style-name="P3">16:07</text:p>
      <text:p text:style-name="P3">16:19</text:p>
      <text:p text:style-name="P3"/>
      <text:p text:style-name="P4">Experimento 4 D1R1 sin larvas, <text:span text:style-name="T2">250 gr de alimento</text:span></text:p>
      <text:p text:style-name="P4">16:21</text:p>
      <text:p text:style-name="P4">16:37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10:02:50.152523285</meta:creation-date>
    <dc:date>2025-09-23T10:29:23.307270400</dc:date>
    <meta:editing-duration>PT4M20S</meta:editing-duration>
    <meta:editing-cycles>3</meta:editing-cycles>
    <meta:generator>LibreOffice/25.8.1.1$Linux_X86_64 LibreOffice_project/580$Build-1</meta:generator>
    <meta:document-statistic meta:table-count="0" meta:image-count="0" meta:object-count="0" meta:page-count="1" meta:paragraph-count="13" meta:word-count="29" meta:character-count="176" meta:non-whitespace-character-count="156"/>
  </office:meta>
</office:document-meta>
</file>